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02cm solid #000000"/>
    </style:style>
    <style:style style:name="TablaNotables.2" style:family="table-row">
      <style:table-row-properties style:min-row-height="1.21cm"/>
    </style:style>
    <style:style style:name="TablaNotables.A2" style:family="table-cell">
      <style:table-cell-properties fo:padding="0.097cm" fo:border-left="0.002cm solid #000000" fo:border-right="none" fo:border-top="none" fo:border-bottom="0.002cm solid #000000"/>
    </style:style>
    <style:style style:name="TablaNotabl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6.11cm" style:rel-column-width="25686*"/>
    </style:style>
    <style:style style:name="Tabla1.B" style:family="table-column">
      <style:table-column-properties style:column-width="9.479cm" style:rel-column-width="39849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medium-content-serif-font" fo:font-size="15.75pt" fo:letter-spacing="normal"/>
    </style:style>
    <style:style style:name="T4" style:family="text">
      <style:text-properties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72027916297898976" text:style-name="Outline">
        <text:list-item>
          <text:h text:style-name="P3" text:outline-level="1">Papas-Complemento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9382248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39391624" text:continue-numbering="true" text:style-name="Outline">
              <text:list-item>
                <text:list>
                  <text:list-item>
                    <text:h text:style-name="P5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 table:style-name="TablaNotables.2">
          <table:table-cell table:style-name="TablaNotables.A2" office:value-type="string">
            <text:p text:style-name="P1">Apple</text:p>
          </table:table-cell>
          <table:table-cell table:style-name="TablaNotables.B2" office:value-type="string">
            <text:p text:style-name="Table_20_Contents"><text:a xlink:type="simple" xlink:href="https://vendidochile.cl/mac" text:style-name="Internet_20_link" text:visited-style-name="Visited_20_Internet_20_Link">usados</text:a></text:p>
          </table:table-cell>
        </table:table-row>
        <table:table-row>
          <table:table-cell table:style-name="TablaNotables.A2" office:value-type="string">
            <text:p text:style-name="P1">banner</text:p>
          </table:table-cell>
          <table:table-cell table:style-name="TablaNotables.B2" office:value-type="string">
            <text:p text:style-name="Table_20_Contents"><text:a xlink:type="simple" xlink:href="https://www.banner.cl/" text:style-name="Internet_20_link" text:visited-style-name="Visited_20_Internet_20_Link">Financian contenido</text:a></text:p>
          </table:table-cell>
        </table:table-row>
        <table:table-row>
          <table:table-cell table:style-name="TablaNotables.A2" office:value-type="string">
            <text:p text:style-name="P1">blog</text:p>
          </table:table-cell>
          <table:table-cell table:style-name="TablaNotables.B2" office:value-type="string">
            <text:p text:style-name="Table_20_Contents"><text:a xlink:type="simple" xlink:href="https://www.youdontneedwp.com/" text:style-name="Internet_20_link" text:visited-style-name="Visited_20_Internet_20_Link">blog de google</text:a></text:p>
          </table:table-cell>
        </table:table-row>
        <table:table-row>
          <table:table-cell table:style-name="TablaNotables.A2" office:value-type="string">
            <text:p text:style-name="P1">Compilar app en la nube</text:p>
          </table:table-cell>
          <table:table-cell table:style-name="TablaNotables.B2" office:value-type="string">
            <text:p text:style-name="Table_20_Contents"><text:a xlink:type="simple" xlink:href="https://www.macincloud.com/" text:style-name="Internet_20_link" text:visited-style-name="Visited_20_Internet_20_Link">mac en nube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HiXLkL42tMU" text:style-name="Internet_20_link" text:visited-style-name="Visited_20_Internet_20_Link">GIT-Introduccion</text:a></text:p>
          </table:table-cell>
          <table:table-cell table:style-name="TablaNotables.B2" office:value-type="string">
            <text:p text:style-name="Table_20_Contents">Al fin entendi las bases de Git Hub</text:p>
            <text:p text:style-name="Table_20_Contents"/>
            <text:p text:style-name="Table_20_Contents"><text:a xlink:type="simple" xlink:href="https://es.atlassian.com/software/bitbucket/pricing?tab=cloud" text:style-name="Internet_20_link" text:visited-style-name="Visited_20_Internet_20_Link">bitbucket gratis privado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JEYcCgZ7mI" text:style-name="Internet_20_link" text:visited-style-name="Visited_20_Internet_20_Link">Tao</text:a> te king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android.jlelse.eu/build-a-phonebook-with-cloud-firestore-in-10-minutes-59c65e7af4ad" text:style-name="Internet_20_link" text:visited-style-name="Visited_20_Internet_20_Link">ejemplo Android</text:a></text:p>
          </table:table-cell>
          <table:table-cell table:style-name="TablaNotables.B2" office:value-type="string">
            <text:p text:style-name="Table_20_Contents">Ejemplo Android</text:p>
          </table:table-cell>
        </table:table-row>
        <table:table-row>
          <table:table-cell table:style-name="TablaNotables.A2" office:value-type="string">
            <text:p text:style-name="P1"><text:a xlink:type="simple" xlink:href="https://angularfirebase.com/lessons/advanced-firestore-nosql-data-structure-examples/" text:style-name="Internet_20_link" text:visited-style-name="Visited_20_Internet_20_Link">Angular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blog.guebs.com/2017/11/24/bases-datos-mongodb-alternativa-mysql/" text:style-name="Internet_20_link" text:visited-style-name="Visited_20_Internet_20_Link">Hosting mongo db</text:a></text:p>
          </table:table-cell>
          <table:table-cell table:style-name="TablaNotables.B2" office:value-type="string">
            <text:p text:style-name="Table_20_Contents">Mes grati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speech/" text:style-name="Internet_20_link" text:visited-style-name="Visited_20_Internet_20_Link">Audio googl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gBZZoGBD1U" text:style-name="Internet_20_link" text:visited-style-name="Visited_20_Internet_20_Link">Antivirus Gratis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matthew.smith_66715/maps-in-flutter-a1ac49ab554b" text:style-name="Internet_20_link" text:visited-style-name="Visited_20_Internet_20_Link">map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gartplug</text:p>
          </table:table-cell>
          <table:table-cell table:style-name="TablaNotables.B2" office:value-type="string">
            <text:p text:style-name="Table_20_Contents">servidor de datoslguarda las appe en la nube </text:p>
          </table:table-cell>
        </table:table-row>
        <table:table-row>
          <table:table-cell table:style-name="TablaNotables.A2" office:value-type="string">
            <text:p text:style-name="P1"/>
          </table:table-cell>
          <table:table-cell table:style-name="TablaNotables.B2" office:value-type="string">
            <text:p text:style-name="Table_20_Contents">Diseño</text:p>
            <text:p text:style-name="Table_20_Contents"><text:a xlink:type="simple" xlink:href="https://www.invisionapp.com/" text:style-name="Internet_20_link" text:visited-style-name="Visited_20_Internet_20_Link">diseño</text:a></text:p>
            <text:p text:style-name="P1"><text:a xlink:type="simple" xlink:href="https://ninjamock.com/" text:style-name="Internet_20_link" text:visited-style-name="Visited_20_Internet_20_Link">Ninjamock</text:a></text:p>
          </table:table-cell>
        </table:table-row>
        <table:table-row>
          <table:table-cell table:style-name="TablaNotables.A2" office:value-type="string">
            <text:p text:style-name="P1">Introduccion web</text:p>
          </table:table-cell>
          <table:table-cell table:style-name="TablaNotables.B2" office:value-type="string">
            <text:p text:style-name="Table_20_Contents"><text:a xlink:type="simple" xlink:href="https://medium.com/devtrailsio/beginners-web-development-guide-part-1-frontend-ca59f1877ec5" text:style-name="Internet_20_link" text:visited-style-name="Visited_20_Internet_20_Link">Front end</text:a></text:p>
            <text:p text:style-name="Table_20_Contents"><text:a xlink:type="simple" xlink:href="https://medium.com/devtrailsio/beginners-web-development-guide-part-2-backend-fd466212dbfc" text:style-name="Internet_20_link" text:visited-style-name="Visited_20_Internet_20_Link">Backend</text:a></text:p>
            <text:p text:style-name="Table_20_Contents"><text:a xlink:type="simple" xlink:href="https://medium.com/devtrailsio/beginners-web-development-guide-part-3-platforms-and-tools-46467c4cd033" text:style-name="Internet_20_link" text:visited-style-name="Visited_20_Internet_20_Link">Plataformas</text:a></text:p>
            <text:p text:style-name="Table_20_Contents"><text:a xlink:type="simple" xlink:href="https://medium.com/devtrailsio/beginners-web-development-guide-part-4-cloud-deployment-82fdcd40d7ef" text:style-name="Internet_20_link" text:visited-style-name="Visited_20_Internet_20_Link">implementacion en la nube</text:a></text:p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9391651" text:continue-numbering="true" text:style-name="Outline">
              <text:list-item>
                <text:list>
                  <text:list-item>
                    <text:h text:style-name="P5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://www.faztweb.com/" text:style-name="Internet_20_link" text:visited-style-name="Visited_20_Internet_20_Link">faztweb</text:a></text:p>
          </table:table-cell>
          <table:table-cell table:style-name="Tabla2.B2" office:value-type="string">
            <text:p text:style-name="Table_20_Contents">Cursos en castellan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s/career" text:style-name="Internet_20_link" text:visited-style-name="Visited_20_Internet_20_Link">cursos Eudacy</text:a></text:p>
          </table:table-cell>
          <table:table-cell table:style-name="Tabla2.B2" office:value-type="string">
            <text:p text:style-name="Table_20_Contents">Varios cursos <text:s/>gratis en inglés de todo, parecen de buen nivel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miriada-x-liderando-la-transformacion-digital-en-las-organizaciones-9338?utm_source=quartz&amp;utm_medium=web&amp;utm_campaign=new_courses_october" text:style-name="Internet_20_link" text:visited-style-name="Visited_20_Internet_20_Link">Digitalizacion en las empresas</text:a></text:p>
          </table:table-cell>
          <table:table-cell table:style-name="Tabla2.B2" office:value-type="string">
            <text:p text:style-name="Table_20_Contents">Parece interesante de leer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principles-of-project-management-9540?utm_source=quartz&amp;utm_medium=web&amp;utm_campaign=new_courses_october" text:style-name="Internet_20_link" text:visited-style-name="Visited_20_Internet_20_Link">principios de administracion de proyect</text:a></text:p>
          </table:table-cell>
          <table:table-cell table:style-name="Tabla2.B2" office:value-type="string">
            <text:p text:style-name="Table_20_Contents">Uso de super proyect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version-control-with-git--ud123" text:style-name="Internet_20_link" text:visited-style-name="Visited_20_Internet_20_Link">control de versiones con git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ab-testing--ud257" text:style-name="Internet_20_link" text:visited-style-name="Visited_20_Internet_20_Link">A/B testing</text:a></text:p>
          </table:table-cell>
          <table:table-cell table:style-name="Tabla2.B2" office:value-type="string">
            <text:p text:style-name="Table_20_Contents">?????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intro-to-ajax--ud110" text:style-name="Internet_20_link" text:visited-style-name="Visited_20_Internet_20_Link">intro a ajax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qz.com/1120344/200-universities-just-launched-600-free-online-courses-heres-the-full-list/" text:style-name="Internet_20_link" text:visited-style-name="Visited_20_Internet_20_Link">600 cursos gratis</text:a></text:p>
          </table:table-cell>
          <table:table-cell table:style-name="Tabla2.B2" office:value-type="string">
            <text:p text:style-name="Table_20_Contents">200 universidades 600 cursos gratis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lasonrisasingato.wordpress.com/2014/07/13/friedrich-nietzsche-obras-completas-18-tomos-descargar/?fbclid=IwAR104F_WDWIodL3XRLGIskrDazsej_cWvAJgaBkWuMJzZJfemBQIrxajwYQ" text:style-name="Internet_20_link" text:visited-style-name="Visited_20_Internet_20_Link">Federico nietzche</text:a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ncepto</text:p>
          </table:table-cell>
          <table:table-cell table:style-name="Tabla1.B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2"><text:span text:style-name="T3">Custom Flutter Engine Embedders</text:span> </text:p>
          </table:table-cell>
          <table:table-cell table:style-name="Tabla1.B2" office:value-type="string">
            <text:p text:style-name="P2"><text:span text:style-name="T3">los proyectos desarrollados en este marco pueden ejecutarse en sistemas operativos distintos de los soportados oficialmente por el proyecto Flutter (Android,</text:span><text:a xlink:type="simple" xlink:href="https://en.wikipedia.org/wiki/Google_Fuchsia" office:target-frame-name="_blank" xlink:show="new" text:style-name="Internet_20_link" text:visited-style-name="Visited_20_Internet_20_Link"><text:span text:style-name="T4">Fuchsia</text:span></text:a><text:span text:style-name="T3"> </text:span><text:span text:style-name="T3">e</text:span><text:span text:style-name="T3"> iOS)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.176cm" fo:margin-bottom="0.21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29</meta:editing-cycles>
    <meta:creation-date>2018-03-07T12:45:00</meta:creation-date>
    <dc:date>2019-01-18T19:19:12.26</dc:date>
    <meta:editing-duration>PT21H56M27S</meta:editing-duration>
    <meta:generator>OpenOffice/4.1.6$Win32 OpenOffice.org_project/416m1$Build-9790</meta:generator>
    <meta:document-statistic meta:table-count="3" meta:image-count="0" meta:object-count="0" meta:page-count="3" meta:paragraph-count="60" meta:word-count="174" meta:character-count="1161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